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4.4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29.63mm"/>
    </style:style>
    <style:style style:name="co9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7.91mm" svg:height="94.5mm" svg:x="-0.28mm" svg:y="81.04mm">
            <draw:object draw:notify-on-update-of-ranges="Feuille1.A3:Feuille1.A9 Feuille1.D3:Feuille1.D9 Feuille1.B3:Feuille1.B9 Feuille1.C3:Feuille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5" table:default-cell-style-name="Default"/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jour</text:p>
          </table:table-cell>
          <table:table-cell table:style-name="ce2" office:value-type="string" calcext:value-type="string">
            <text:p>durée restante idéale</text:p>
          </table:table-cell>
          <table:table-cell table:style-name="ce2" office:value-type="string" calcext:value-type="string">
            <text:p>durée restante actuelle</text:p>
          </table:table-cell>
          <table:table-cell table:style-name="ce2" office:value-type="string" calcext:value-type="string">
            <text:p>tâches complétées</text:p>
          </table:table-cell>
          <table:table-cell table:number-columns-repeated="2"/>
          <table:table-cell table:style-name="ce5" office:value-type="string" calcext:value-type="string" table:number-columns-spanned="4" table:number-rows-spanned="1">
            <text:p>État de l’avancement du projet – APP 1 – SPRINT 1</text:p>
          </table:table-cell>
          <table:covered-table-cell table:number-columns-repeated="3" table:style-name="ce14"/>
          <table:table-cell table:style-name="ce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(28/7)*[.A3]+28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iste des tâches</text:p>
          </table:table-cell>
          <table:table-cell table:style-name="ce6" office:value-type="string" calcext:value-type="string">
            <text:p>% Complété</text:p>
          </table:table-cell>
          <table:table-cell table:style-name="ce8" office:value-type="string" calcext:value-type="string">
            <text:p>% Testé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-(28/7)*[.A4]+28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Créer une interface graphique simplifiée JavaFX</text:p>
          </table:table-cell>
          <table:table-cell office:value-type="string" calcext:value-type="string">
            <text:p>100 (KR/TD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-(28/7)*[.A5]+28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Créer un bouton qui ouvre un nouveau canevas</text:p>
          </table:table-cell>
          <table:table-cell office:value-type="string" calcext:value-type="string">
            <text:p>100 (TD/KR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(28/7)*[.A6]+28" office:value-type="float" office:value="12" calcext:value-type="float">
            <text:p>1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réer une palette contenant des boutons pour sélectionner des formes</text:p>
          </table:table-cell>
          <table:table-cell office:value-type="string" calcext:value-type="string">
            <text:p>100 (AV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(28/7)*[.A7]+28"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Rendre possible le dessin d’une forme </text:p>
          </table:table-cell>
          <table:table-cell office:value-type="string" calcext:value-type="string">
            <text:p>100 (AV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(28/7)*[.A8]+28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réer un bouton pour effacer tout le dessi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(28/7)*[.A9]+28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Rendre possible le changement du point de départ de la form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réer un bouton pour changer la couleur des traits de la forme sélectionné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réer un bouton pour changer la taille des traits de la forme sélectionnée</text:p>
          </table:table-cell>
          <table:table-cell office:value-type="string" calcext:value-type="string">
            <text:p>100 (AV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réer une palette contenant des boutons pour sélectionner des patterns</text:p>
          </table:table-cell>
          <table:table-cell office:value-type="string" calcext:value-type="string">
            <text:p>100 (TD/AV)</text:p>
          </table:table-cell>
          <table:table-cell table:number-columns-repeated="2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réer un bouton pour le mode « Maximize » et le mode « 800x600 »</text:p>
          </table:table-cell>
          <table:table-cell table:number-columns-repeated="2" office:value-type="string" calcext:value-type="string">
            <text:p>100 (RR)</text:p>
          </table:table-cell>
          <table:table-cell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ermettre l’adaptation du canevas à la taille de la fenêtr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réer deux boutons pour zoomer et dézoomer sur le canevas</text:p>
          </table:table-cell>
          <table:table-cell office:value-type="string" calcext:value-type="string">
            <text:p>(TD)</text:p>
          </table:table-cell>
          <table:table-cell table:number-columns-repeated="2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Créer deux boutons pour exporter et importer des formes en XM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réer un bouton pour déplacer la forme sélectionnée grâce au clavier</text:p>
          </table:table-cell>
          <table:table-cell office:value-type="string" calcext:value-type="string">
            <text:p>(AV)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réer un bouton pour agrandir ou réduire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réer un bouton pour tourner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réer un bouton de sauvegarde du dessin</text:p>
          </table:table-cell>
          <table:table-cell office:value-type="string" calcext:value-type="string">
            <text:p>(KR)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réer un bouton pour ouvrir (afficher) un dessi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6:12:27.175393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9:19:24.436349621</meta:creation-date>
    <dc:date>2020-01-26T17:05:33.060461746</dc:date>
    <meta:editing-duration>PT19H43M32S</meta:editing-duration>
    <meta:editing-cycles>22</meta:editing-cycles>
    <meta:generator>LibreOffice/6.1.5.2$Linux_X86_64 LibreOffice_project/10$Build-2</meta:generator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792cm" svg:height="9.451cm" xlink:href=".." xlink:type="simple" chart:class="chart:bar" chart:style-name="ch1">
        <chart:title svg:x="6.725cm" svg:y="0.325cm" chart:style-name="ch2">
          <text:p>Burndown Chart</text:p>
        </chart:title>
        <chart:legend chart:legend-position="end" svg:x="14.416cm" svg:y="3.928cm" style:legend-expansion="high" chart:style-name="ch3"/>
        <chart:plot-area chart:style-name="ch4" table:cell-range-address="Feuille1.A3:Feuille1.D9" chart:data-source-has-labels="both" svg:x="1.346cm" svg:y="1.293cm" svg:width="12.735cm" svg:height="6.988cm">
          <chartooo:coordinate-region svg:x="1.967cm" svg:y="1.492cm" svg:width="12.114cm" svg:height="6.142cm"/>
          <chart:axis chart:dimension="x" chart:name="primary-x" chart:style-name="ch5" chartooo:axis-type="auto">
            <chartooo:date-scale/>
            <chart:title svg:x="7.338cm" svg:y="8.47cm" chart:style-name="ch6">
              <text:p>Jour</text:p>
            </chart:title>
            <chart:categories table:cell-range-address="Feuille1.A3:Feuille1.A9"/>
          </chart:axis>
          <chart:axis chart:dimension="y" chart:name="primary-y" chart:style-name="ch7">
            <chart:title svg:x="0.451cm" svg:y="6.075cm" chart:style-name="ch8">
              <text:p>Heures restantes</text:p>
            </chart:title>
            <chart:grid chart:style-name="ch9" chart:class="major"/>
          </chart:axis>
          <chart:series chart:style-name="ch10" chart:values-cell-range-address="Feuille1.D3:Feuille1.D9" loext:label-string="tâches" chart:class="chart:bar">
            <chart:data-point chart:repeated="7"/>
          </chart:series>
          <chart:series chart:style-name="ch11" chart:values-cell-range-address="Feuille1.B3:Feuille1.B9" loext:label-string="idéal" chart:class="chart:line">
            <chart:data-point chart:repeated="7"/>
          </chart:series>
          <chart:series chart:style-name="ch12" chart:values-cell-range-address="Feuille1.C3:Feuille1.C9" loext:label-string="actuel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âches</text:p>
              </table:table-cell>
              <table:table-cell office:value-type="string">
                <text:p>idéal</text:p>
              </table:table-cell>
              <table:table-cell office:value-type="string">
                <text:p>actue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3:Feuille1.A9</svg:desc>
                </draw:g>
              </table:table-cell>
              <table:table-cell office:value-type="float" office:value="0">
                <text:p>0</text:p>
                <draw:g>
                  <svg:desc>Feuille1.D3:Feuille1.D9</svg:desc>
                </draw:g>
              </table:table-cell>
              <table:table-cell office:value-type="float" office:value="24">
                <text:p>24</text:p>
                <draw:g>
                  <svg:desc>Feuille1.B3:Feuille1.B9</svg:desc>
                </draw:g>
              </table:table-cell>
              <table:table-cell office:value-type="float" office:value="24">
                <text:p>24</text:p>
                <draw:g>
                  <svg:desc>Feuille1.C3:Feuille1.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